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3.493cm"/>
    </style:style>
    <style:style style:name="Table2.B" style:family="table-column">
      <style:table-column-properties style:column-width="13.52cm"/>
    </style:style>
    <style:style style:name="Table2.A1" style:family="table-cell">
      <style:table-cell-properties fo:padding="0.049cm" fo:border-left="0.05pt solid #000000" fo:border-right="none" fo:border-top="0.05pt solid #000000" fo:border-bottom="0.05pt solid #000000" style:writing-mode="page"/>
    </style:style>
    <style:style style:name="Table2.B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B2"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013cm" fo:margin-left="0cm" table:align="left" style:may-break-between-rows="true" table:border-model="collapsing"/>
    </style:style>
    <style:style style:name="Table1.A" style:family="table-column">
      <style:table-column-properties style:column-width="3.493cm"/>
    </style:style>
    <style:style style:name="Table1.B" style:family="table-column">
      <style:table-column-properties style:column-width="13.52cm"/>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05437e" officeooo:paragraph-rsid="0005437e"/>
    </style:style>
    <style:style style:name="P2" style:family="paragraph" style:parent-style-name="Standard">
      <style:text-properties officeooo:rsid="0005f681" officeooo:paragraph-rsid="0005f681"/>
    </style:style>
    <style:style style:name="P3" style:family="paragraph" style:parent-style-name="Standard">
      <style:text-properties officeooo:rsid="0007c726" officeooo:paragraph-rsid="0007c726"/>
    </style:style>
    <style:style style:name="P4" style:family="paragraph" style:parent-style-name="Standard">
      <style:text-properties officeooo:rsid="00085b10" officeooo:paragraph-rsid="00085b10"/>
    </style:style>
    <style:style style:name="P5" style:family="paragraph" style:parent-style-name="Standard">
      <style:text-properties officeooo:rsid="00085b10" officeooo:paragraph-rsid="000dc5a6"/>
    </style:style>
    <style:style style:name="P6" style:family="paragraph" style:parent-style-name="Standard">
      <loext:graphic-properties draw:fill-gradient-name="gradient" draw:fill-hatch-name="hatch"/>
      <style:paragraph-properties fo:padding="0.049cm" fo:border="0.06pt solid #000000"/>
      <style:text-properties officeooo:rsid="00085b10" officeooo:paragraph-rsid="000dc5a6"/>
    </style:style>
    <style:style style:name="P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loext:opacity="100%" style:text-outline="false" style:text-line-through-style="none" style:text-line-through-type="none" style:font-name="Liberation Serif" fo:font-size="12pt" fo:font-style="normal" fo:text-shadow="none" style:text-underline-style="none" fo:font-weight="normal" officeooo:rsid="00085b10" officeooo:paragraph-rsid="000be04e"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85b10" officeooo:paragraph-rsid="000be04e"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5.398cm"/>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rsid="00085b10" officeooo:paragraph-rsid="000be04e"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loext:graphic-properties draw:fill="none"/>
      <style:paragraph-properties fo:margin-left="0cm" fo:margin-right="0cm" fo:text-align="start" style:justify-single-word="false" fo:text-indent="0cm" style:auto-text-indent="false" fo:background-color="transparent"/>
      <style:text-properties fo:color="#000000" loext:opacity="100%" style:text-outline="false" style:text-line-through-style="none" style:text-line-through-type="none" style:font-name="Liberation Serif" fo:font-size="12pt" fo:font-style="normal" fo:text-shadow="none" style:text-underline-style="none" fo:font-weight="bold" officeooo:rsid="000be04e" officeooo:paragraph-rsid="000be04e"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be04e" officeooo:paragraph-rsid="000be04e"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Standard">
      <style:text-properties fo:font-weight="bold" officeooo:rsid="00085b10" officeooo:paragraph-rsid="00085b10" style:font-weight-asian="bold" style:font-weight-complex="bold"/>
    </style:style>
    <style:style style:name="P13" style:family="paragraph" style:parent-style-name="Standard">
      <style:text-properties fo:font-weight="bold" officeooo:rsid="000be04e" officeooo:paragraph-rsid="000be04e" style:font-weight-asian="bold" style:font-weight-complex="bold"/>
    </style:style>
    <style:style style:name="P14" style:family="paragraph" style:parent-style-name="Table_20_Contents">
      <style:text-properties fo:font-weight="bold" officeooo:rsid="000be04e" officeooo:paragraph-rsid="000be04e" style:font-weight-asian="bold" style:font-weight-complex="bold"/>
    </style:style>
    <style:style style:name="P15" style:family="paragraph" style:parent-style-name="Standard">
      <style:text-properties fo:font-weight="bold" officeooo:rsid="000e4343" officeooo:paragraph-rsid="000e4343" style:font-weight-asian="bold" style:font-weight-complex="bold"/>
    </style:style>
    <style:style style:name="P16" style:family="paragraph" style:parent-style-name="Standard">
      <style:text-properties fo:font-weight="bold" officeooo:rsid="00126c62" officeooo:paragraph-rsid="00126c62" style:font-weight-asian="bold" style:font-weight-complex="bold"/>
    </style:style>
    <style:style style:name="P17" style:family="paragraph" style:parent-style-name="Standard">
      <style:text-properties fo:font-weight="bold" officeooo:rsid="0013964b" officeooo:paragraph-rsid="0013964b" style:font-weight-asian="bold" style:font-weight-complex="bold"/>
    </style:style>
    <style:style style:name="P18" style:family="paragraph" style:parent-style-name="Standard">
      <style:text-properties fo:font-weight="bold" officeooo:rsid="0018b1f9" officeooo:paragraph-rsid="001ba6c1" style:font-weight-asian="bold" style:font-weight-complex="bold"/>
    </style:style>
    <style:style style:name="P19" style:family="paragraph" style:parent-style-name="Standard">
      <style:text-properties fo:font-weight="bold" officeooo:rsid="001fe3bb" officeooo:paragraph-rsid="001fe3bb" style:font-weight-asian="bold" style:font-weight-complex="bold"/>
    </style:style>
    <style:style style:name="P20" style:family="paragraph" style:parent-style-name="Standard">
      <style:text-properties fo:font-weight="bold" officeooo:rsid="0019f596" officeooo:paragraph-rsid="001ba6c1" style:font-weight-asian="bold" style:font-weight-complex="bold"/>
    </style:style>
    <style:style style:name="P21" style:family="paragraph" style:parent-style-name="Standard">
      <style:text-properties fo:font-weight="bold" officeooo:rsid="001c5693" officeooo:paragraph-rsid="001c5693" style:font-weight-asian="bold" style:font-weight-complex="bold"/>
    </style:style>
    <style:style style:name="P22" style:family="paragraph" style:parent-style-name="Standard">
      <style:text-properties fo:font-weight="bold" officeooo:rsid="00249a4e" officeooo:paragraph-rsid="00249a4e" style:font-weight-asian="bold" style:font-weight-complex="bold"/>
    </style:style>
    <style:style style:name="P23" style:family="paragraph" style:parent-style-name="Standard">
      <style:text-properties officeooo:rsid="000be04e" officeooo:paragraph-rsid="000be04e"/>
    </style:style>
    <style:style style:name="P24" style:family="paragraph" style:parent-style-name="Standard">
      <style:text-properties officeooo:rsid="000dc5a6" officeooo:paragraph-rsid="000dc5a6"/>
    </style:style>
    <style:style style:name="P25" style:family="paragraph" style:parent-style-name="Standard">
      <style:text-properties officeooo:rsid="000dc5a6" officeooo:paragraph-rsid="0019f596"/>
    </style:style>
    <style:style style:name="P26" style:family="paragraph" style:parent-style-name="Standard">
      <style:text-properties officeooo:rsid="000e4343" officeooo:paragraph-rsid="000e4343"/>
    </style:style>
    <style:style style:name="P27" style:family="paragraph" style:parent-style-name="Standard">
      <style:text-properties officeooo:rsid="000e4343" officeooo:paragraph-rsid="0019f596"/>
    </style:style>
    <style:style style:name="P28" style:family="paragraph" style:parent-style-name="Standard">
      <style:text-properties officeooo:rsid="000e4343" officeooo:paragraph-rsid="001ba6c1"/>
    </style:style>
    <style:style style:name="P29" style:family="paragraph" style:parent-style-name="Standard">
      <style:text-properties officeooo:rsid="000f5a87" officeooo:paragraph-rsid="000f5a87"/>
    </style:style>
    <style:style style:name="P30" style:family="paragraph" style:parent-style-name="Standard">
      <style:text-properties fo:font-weight="normal" officeooo:rsid="00126c62" officeooo:paragraph-rsid="00126c62" style:font-weight-asian="normal" style:font-weight-complex="normal"/>
    </style:style>
    <style:style style:name="P31" style:family="paragraph" style:parent-style-name="Standard">
      <style:text-properties fo:font-weight="normal" officeooo:rsid="0013964b" officeooo:paragraph-rsid="0013964b" style:font-weight-asian="normal" style:font-weight-complex="normal"/>
    </style:style>
    <style:style style:name="P32" style:family="paragraph" style:parent-style-name="Standard">
      <style:text-properties fo:font-weight="normal" officeooo:rsid="00151d9f" officeooo:paragraph-rsid="00151d9f" style:font-weight-asian="normal" style:font-weight-complex="normal"/>
    </style:style>
    <style:style style:name="P33" style:family="paragraph" style:parent-style-name="Standard">
      <loext:graphic-properties draw:fill-gradient-name="gradient" draw:fill-hatch-name="hatch"/>
      <style:paragraph-properties fo:padding="0.049cm" fo:border="0.06pt solid #000000"/>
      <style:text-properties fo:font-weight="normal" officeooo:rsid="0015af64" officeooo:paragraph-rsid="00151d9f" style:font-weight-asian="normal" style:font-weight-complex="normal"/>
    </style:style>
    <style:style style:name="P34" style:family="paragraph" style:parent-style-name="Standard">
      <style:text-properties fo:font-weight="normal" officeooo:rsid="0015af64" officeooo:paragraph-rsid="0015af64" style:font-weight-asian="normal" style:font-weight-complex="normal"/>
    </style:style>
    <style:style style:name="P35" style:family="paragraph" style:parent-style-name="Standard">
      <style:text-properties fo:font-weight="normal" officeooo:rsid="0015af64" officeooo:paragraph-rsid="001c5693" style:font-weight-asian="normal" style:font-weight-complex="normal"/>
    </style:style>
    <style:style style:name="P36" style:family="paragraph" style:parent-style-name="Standard">
      <style:text-properties fo:font-weight="normal" officeooo:rsid="00173c72" officeooo:paragraph-rsid="00151d9f" style:font-weight-asian="normal" style:font-weight-complex="normal"/>
    </style:style>
    <style:style style:name="P37" style:family="paragraph" style:parent-style-name="Standard">
      <loext:graphic-properties draw:fill-gradient-name="gradient" draw:fill-hatch-name="hatch"/>
      <style:paragraph-properties fo:padding="0.049cm" fo:border="0.06pt solid #000000"/>
      <style:text-properties fo:font-weight="normal" officeooo:rsid="00173c72" officeooo:paragraph-rsid="00173c72" style:font-weight-asian="normal" style:font-weight-complex="normal"/>
    </style:style>
    <style:style style:name="P38" style:family="paragraph" style:parent-style-name="Standard">
      <style:text-properties fo:font-weight="normal" officeooo:rsid="0022cb22" officeooo:paragraph-rsid="0022cb22" style:font-weight-asian="normal" style:font-weight-complex="normal"/>
    </style:style>
    <style:style style:name="P39" style:family="paragraph" style:parent-style-name="Standard">
      <style:text-properties fo:font-weight="normal" officeooo:rsid="002412c0" officeooo:paragraph-rsid="002412c0" style:font-weight-asian="normal" style:font-weight-complex="normal"/>
    </style:style>
    <style:style style:name="P40" style:family="paragraph" style:parent-style-name="Standard">
      <style:text-properties fo:font-weight="normal" officeooo:rsid="00249a4e" officeooo:paragraph-rsid="00266093" style:font-weight-asian="normal" style:font-weight-complex="normal"/>
    </style:style>
    <style:style style:name="P41" style:family="paragraph" style:parent-style-name="Standard">
      <style:text-properties fo:font-weight="normal" officeooo:rsid="00266093" officeooo:paragraph-rsid="00266093" style:font-weight-asian="normal" style:font-weight-complex="normal"/>
    </style:style>
    <style:style style:name="P42" style:family="paragraph" style:parent-style-name="Standard">
      <style:text-properties fo:font-weight="normal" officeooo:rsid="00281b3b" officeooo:paragraph-rsid="00281b3b" style:font-weight-asian="normal" style:font-weight-complex="normal"/>
    </style:style>
    <style:style style:name="P43" style:family="paragraph" style:parent-style-name="Standard">
      <style:text-properties fo:font-weight="normal" officeooo:rsid="0029b51b" officeooo:paragraph-rsid="0029b51b" style:font-weight-asian="normal" style:font-weight-complex="normal"/>
    </style:style>
    <style:style style:name="P44" style:family="paragraph" style:parent-style-name="Standard">
      <style:text-properties fo:font-weight="normal" officeooo:rsid="0029b51b" officeooo:paragraph-rsid="002a8c81" style:font-weight-asian="normal" style:font-weight-complex="normal"/>
    </style:style>
    <style:style style:name="P45" style:family="paragraph" style:parent-style-name="Standard">
      <style:text-properties fo:font-weight="normal" officeooo:rsid="002a8c81" officeooo:paragraph-rsid="002a8c81" style:font-weight-asian="normal" style:font-weight-complex="normal"/>
    </style:style>
    <style:style style:name="P46" style:family="paragraph" style:parent-style-name="Standard">
      <style:text-properties officeooo:rsid="0018b1f9" officeooo:paragraph-rsid="001ba6c1"/>
    </style:style>
    <style:style style:name="P47" style:family="paragraph" style:parent-style-name="Standard">
      <style:text-properties style:font-name="DejaVu Sans" fo:font-size="14pt" fo:font-weight="bold" officeooo:rsid="0005437e" officeooo:paragraph-rsid="0005437e" style:font-size-asian="14pt" style:font-weight-asian="bold" style:font-size-complex="14pt" style:font-weight-complex="bold"/>
    </style:style>
    <style:style style:name="P48" style:family="paragraph" style:parent-style-name="Standard">
      <style:text-properties officeooo:rsid="001fe3bb" officeooo:paragraph-rsid="00126c62"/>
    </style:style>
    <style:style style:name="P49" style:family="paragraph" style:parent-style-name="Standard">
      <style:text-properties officeooo:rsid="001fe3bb" officeooo:paragraph-rsid="001fe3bb"/>
    </style:style>
    <style:style style:name="P50" style:family="paragraph" style:parent-style-name="Standard">
      <style:text-properties officeooo:rsid="001fe3bb" officeooo:paragraph-rsid="0021b346"/>
    </style:style>
    <style:style style:name="P51" style:family="paragraph" style:parent-style-name="Standard">
      <style:text-properties officeooo:rsid="00201bd1" officeooo:paragraph-rsid="001fe3bb"/>
    </style:style>
    <style:style style:name="P52" style:family="paragraph" style:parent-style-name="Standard">
      <style:text-properties officeooo:rsid="00201bd1" officeooo:paragraph-rsid="00201bd1"/>
    </style:style>
    <style:style style:name="P53" style:family="paragraph" style:parent-style-name="Standard">
      <style:text-properties officeooo:rsid="00201bd1" officeooo:paragraph-rsid="0021b346"/>
    </style:style>
    <style:style style:name="P54" style:family="paragraph" style:parent-style-name="Table_20_Contents">
      <style:text-properties officeooo:rsid="000cf655" officeooo:paragraph-rsid="000cf655"/>
    </style:style>
    <style:style style:name="P55" style:family="paragraph" style:parent-style-name="Standard">
      <style:text-properties fo:font-size="14pt" fo:font-weight="bold" officeooo:rsid="0022cb22" officeooo:paragraph-rsid="0022cb22"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0a34b3" style:font-weight-asian="bold" style:font-weight-complex="bold"/>
    </style:style>
    <style:style style:name="T3" style:family="text">
      <style:text-properties officeooo:rsid="00085b10"/>
    </style:style>
    <style:style style:name="T4" style:family="text">
      <style:text-properties officeooo:rsid="000a34b3"/>
    </style:style>
    <style:style style:name="T5" style:family="text">
      <style:text-properties officeooo:rsid="000be04e"/>
    </style:style>
    <style:style style:name="T6" style:family="text">
      <style:text-properties officeooo:rsid="000cf655"/>
    </style:style>
    <style:style style:name="T7" style:family="text">
      <style:text-properties fo:font-weight="normal" officeooo:rsid="000cf655" style:font-weight-asian="normal" style:font-weight-complex="normal"/>
    </style:style>
    <style:style style:name="T8" style:family="text">
      <style:text-properties officeooo:rsid="000e4343"/>
    </style:style>
    <style:style style:name="T9" style:family="text">
      <style:text-properties officeooo:rsid="000f5a87"/>
    </style:style>
    <style:style style:name="T10" style:family="text">
      <style:text-properties officeooo:rsid="000f71df"/>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0f71df"/>
    </style:style>
    <style:style style:name="T13" style:family="text">
      <style:text-properties style:text-underline-style="solid" style:text-underline-width="auto" style:text-underline-color="font-color" officeooo:rsid="0019f596"/>
    </style:style>
    <style:style style:name="T14" style:family="text">
      <style:text-properties officeooo:rsid="0011506e"/>
    </style:style>
    <style:style style:name="T15" style:family="text">
      <style:text-properties officeooo:rsid="0013964b"/>
    </style:style>
    <style:style style:name="T16" style:family="text">
      <style:text-properties officeooo:rsid="00151d9f"/>
    </style:style>
    <style:style style:name="T17" style:family="text">
      <style:text-properties officeooo:rsid="00173c72"/>
    </style:style>
    <style:style style:name="T18" style:family="text">
      <style:text-properties fo:font-style="italic" officeooo:rsid="00173c72" style:font-style-asian="italic" style:font-style-complex="italic"/>
    </style:style>
    <style:style style:name="T19" style:family="text">
      <style:text-properties fo:font-style="italic" officeooo:rsid="001756ae" style:font-style-asian="italic" style:font-style-complex="italic"/>
    </style:style>
    <style:style style:name="T20" style:family="text">
      <style:text-properties fo:font-style="italic" officeooo:rsid="001d0c18" style:font-style-asian="italic" style:font-style-complex="italic"/>
    </style:style>
    <style:style style:name="T21" style:family="text">
      <style:text-properties officeooo:rsid="001756ae"/>
    </style:style>
    <style:style style:name="T22" style:family="text">
      <style:text-properties officeooo:rsid="0018b1f9"/>
    </style:style>
    <style:style style:name="T23" style:family="text">
      <style:text-properties officeooo:rsid="0019f596"/>
    </style:style>
    <style:style style:name="T24" style:family="text">
      <style:text-properties officeooo:rsid="001ba6c1"/>
    </style:style>
    <style:style style:name="T25" style:family="text">
      <style:text-properties officeooo:rsid="001c5693"/>
    </style:style>
    <style:style style:name="T26" style:family="text">
      <style:text-properties officeooo:rsid="001d9e25"/>
    </style:style>
    <style:style style:name="T27" style:family="text">
      <style:text-properties officeooo:rsid="00201bd1"/>
    </style:style>
    <style:style style:name="T28" style:family="text">
      <style:text-properties officeooo:rsid="0021b346"/>
    </style:style>
    <style:style style:name="T29" style:family="text">
      <style:text-properties officeooo:rsid="002412c0"/>
    </style:style>
    <style:style style:name="T30" style:family="text">
      <style:text-properties officeooo:rsid="00266093"/>
    </style:style>
    <style:style style:name="T31" style:family="text">
      <style:text-properties officeooo:rsid="00281b3b"/>
    </style:style>
    <style:style style:name="T32" style:family="text">
      <style:text-properties officeooo:rsid="0029b51b"/>
    </style:style>
    <style:style style:name="T33" style:family="text">
      <style:text-properties officeooo:rsid="002a8c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bAKT Technical Note</text:p>
      <text:p text:style-name="P1">Robert Muetzelfeldt</text:p>
      <text:p text:style-name="P1">2 April 2024</text:p>
      <text:p text:style-name="P1"/>
      <text:p text:style-name="P47">The webAKT Filter Mechanism</text:p>
      <text:p text:style-name="P1"/>
      <text:p text:style-name="P1">A webAKT knowledge base consists of a number of <text:span text:style-name="T1">components</text:span>. Most components are <text:span text:style-name="T1">collections</text:span> of data items. <text:s text:c="2"/>For example, <text:span text:style-name="T25">the </text:span><text:span text:style-name="T1">statements</text:span><text:span text:style-name="T25"> component consists of a collection of individual statements, and the</text:span> <text:span text:style-name="T1">sources</text:span> <text:span text:style-name="T25">component consists of a collection of sources (be they published papers or people)</text:span>. <text:s text:c="2"/>The only exception to this is the metadata component, of which there is always just a single instance in any one knowledge base. </text:p>
      <text:p text:style-name="P1"/>
      <text:p text:style-name="P1">Most user interaction with a knowledge base involves looking at collections, often then followed by selecting one item from a collection (a statement, a source…), and then inspecting it in detail. <text:s text:c="2"/></text:p>
      <text:p text:style-name="P1"/>
      <text:p text:style-name="P2">When the user is looking at a collection, they frequently want to <text:span text:style-name="T1">filter</text:span> it in some way. <text:s text:c="2"/>For example, the user might wish to filter a collection of statements by its type (e.g. attribute_value or causal), perhaps combined with whether it is conditional or not. <text:s text:c="2"/>Or the collection of formal terms could be filtered by their type (e.g. object, attribute, process…) and/or whether it has any synonyms. <text:s text:c="3"/></text:p>
      <text:p text:style-name="P2"/>
      <text:p text:style-name="P3">There is a direct parallel here with online shopping sites. <text:s text:c="2"/>If you are shopping for a cooker, you can filter the available cookers <text:span text:style-name="T4">using appropriate </text:span><text:span text:style-name="T2">categories</text:span><text:span text:style-name="T4"> (e.g. </text:span><text:span text:style-name="T3">type of hob, </text:span>colour, width, number of hobs, etc<text:span text:style-name="T4">). <text:s text:c="2"/>Each category has a number of </text:span><text:span text:style-name="T2">options</text:span><text:span text:style-name="T4">: so for type of hob it could be gas, ceramic or induction.</text:span></text:p>
      <text:p text:style-name="P3"/>
      <text:p text:style-name="P4">The same approach has, so far, been applied <text:span text:style-name="T6">just </text:span>to statements and formal terms. Here are the filter <text:span text:style-name="T4">categories and option</text:span><text:span text:style-name="T6">s</text:span> <text:span text:style-name="T6">currently implemented </text:span>for each of these:</text:p>
      <text:p text:style-name="P4"/>
      <text:p text:style-name="P13"><text:span text:style-name="T7">Collection:</text:span><text:span text:style-name="T6"> </text:span>Statements</text:p>
      <table:table table:name="Table2" table:style-name="Table2">
        <table:table-column table:style-name="Table2.A"/>
        <table:table-column table:style-name="Table2.B"/>
        <table:table-row>
          <table:table-cell table:style-name="Table2.A1" office:value-type="string">
            <text:p text:style-name="P14">Category</text:p>
          </table:table-cell>
          <table:table-cell table:style-name="Table2.B1" office:value-type="string">
            <text:p text:style-name="P14">Options</text:p>
          </table:table-cell>
        </table:table-row>
        <table:table-row>
          <table:table-cell table:style-name="Table2.A2" office:value-type="string">
            <text:p text:style-name="P54">type</text:p>
          </table:table-cell>
          <table:table-cell table:style-name="Table2.B2" office:value-type="string">
            <text:p text:style-name="P54">att_value, causal, comparison</text:p>
          </table:table-cell>
        </table:table-row>
        <table:table-row>
          <table:table-cell table:style-name="Table2.A2" office:value-type="string">
            <text:p text:style-name="P54">conditional</text:p>
          </table:table-cell>
          <table:table-cell table:style-name="Table2.B2" office:value-type="string">
            <text:p text:style-name="P54">yes, no</text:p>
          </table:table-cell>
        </table:table-row>
      </table:table>
      <text:p text:style-name="P23"/>
      <text:p text:style-name="P4"/>
      <text:p text:style-name="P12"><text:span text:style-name="T7">Collection: </text:span><text:span text:style-name="T5">Formal terms</text:span></text:p>
      <table:table table:name="Table1" table:style-name="Table1" table:template-name="Default Style">
        <table:table-column table:style-name="Table1.A"/>
        <table:table-column table:style-name="Table1.B"/>
        <table:table-row table:style-name="Table1.1">
          <table:table-cell table:style-name="Table1.A1" office:value-type="string">
            <text:p text:style-name="P10">Category</text:p>
          </table:table-cell>
          <table:table-cell table:style-name="Table1.B1" office:value-type="string">
            <text:p text:style-name="P11">Options</text:p>
          </table:table-cell>
        </table:table-row>
        <table:table-row table:style-name="Table1.1">
          <table:table-cell table:style-name="Table1.A2" office:value-type="string">
            <text:p text:style-name="P7">termtype</text:p>
          </table:table-cell>
          <table:table-cell table:style-name="Table1.B2" office:value-type="string">
            <text:p text:style-name="P8"><text:span text:style-name="T6">a</text:span>ction, attribute, comparison, link, object, process, value</text:p>
          </table:table-cell>
        </table:table-row>
        <table:table-row table:style-name="Table1.1">
          <table:table-cell table:style-name="Table1.A2" office:value-type="string">
            <text:p text:style-name="P7">language</text:p>
          </table:table-cell>
          <table:table-cell table:style-name="Table1.B2" office:value-type="string">
            <text:p text:style-name="P8"><text:span text:style-name="T6">e</text:span>nglish, <text:span text:style-name="T6">f</text:span>rench, latin, local, <text:span text:style-name="T6">null</text:span></text:p>
          </table:table-cell>
        </table:table-row>
        <table:table-row table:style-name="Table1.1">
          <table:table-cell table:style-name="Table1.A2" office:value-type="string">
            <text:p text:style-name="P7"><text:span text:style-name="T5">has_</text:span>memo</text:p>
          </table:table-cell>
          <table:table-cell table:style-name="Table1.B2" office:value-type="string">
            <text:p text:style-name="P8"><text:span text:style-name="T6">y</text:span>es, no</text:p>
          </table:table-cell>
        </table:table-row>
        <table:table-row table:style-name="Table1.1">
          <table:table-cell table:style-name="Table1.A2" office:value-type="string">
            <text:p text:style-name="P7"><text:span text:style-name="T5">h</text:span>as_definition</text:p>
          </table:table-cell>
          <table:table-cell table:style-name="Table1.B2" office:value-type="string">
            <text:p text:style-name="P8"><text:span text:style-name="T6">y</text:span>es, no</text:p>
          </table:table-cell>
        </table:table-row>
        <table:table-row table:style-name="Table1.1">
          <table:table-cell table:style-name="Table1.A2" office:value-type="string">
            <text:p text:style-name="P7"><text:span text:style-name="T5">h</text:span>as_images</text:p>
          </table:table-cell>
          <table:table-cell table:style-name="Table1.B2" office:value-type="string">
            <text:p text:style-name="P8">yes,no</text:p>
          </table:table-cell>
        </table:table-row>
        <table:table-row table:style-name="Table1.1">
          <table:table-cell table:style-name="Table1.A2" office:value-type="string">
            <text:p text:style-name="P7">has_synonyms</text:p>
          </table:table-cell>
          <table:table-cell table:style-name="Table1.B2" office:value-type="string">
            <text:p text:style-name="P8">yes,no</text:p>
          </table:table-cell>
        </table:table-row>
        <table:table-row table:style-name="Table1.1">
          <table:table-cell table:style-name="Table1.A2" office:value-type="string">
            <text:p text:style-name="P9">in_statements</text:p>
          </table:table-cell>
          <table:table-cell table:style-name="Table1.B2" office:value-type="string">
            <text:p text:style-name="P8">yes,no</text:p>
          </table:table-cell>
        </table:table-row>
      </table:table>
      <text:p text:style-name="P4"/>
      <text:p text:style-name="P28"/>
      <text:p text:style-name="P18">The user interface</text:p>
      <text:p text:style-name="P46">The following two figures show what the filtering mechanism looks like for the user, f<text:span text:style-name="T23">o</text:span>r the statements and the formal-terms panels. <text:s text:c="2"/>As can be seen, this matches very closely the general <text:soft-page-break/>description given above. <text:s text:c="2"/>Each row corresponds to a <text:span text:style-name="T11">categ</text:span><text:span text:style-name="T13">ory</text:span><text:span text:style-name="T23">, and each checkbox along the row corresponds to one </text:span><text:span text:style-name="T13">option</text:span><text:span text:style-name="T23"> for that category.</text:span></text:p>
      <text:p text:style-name="P20">Benefits of the approach</text:p>
      <text:p text:style-name="P25">This standardised approach has <text:span text:style-name="T23">5</text:span> key benefits:</text:p>
      <text:p text:style-name="P25"/>
      <text:p text:style-name="P24">First, it is familiar<text:span text:style-name="T24"> for the user</text:span>. <text:s text:c="2"/>Anyone who has done online shopping will immediately be familiar with how to operate it.</text:p>
      <text:p text:style-name="P24"/>
      <text:p text:style-name="P24">Second, it produces a consistent filtering interface for the various types of collection in a webAKT knowledge base. <text:s text:c="2"/>This makes it easier for people to navigate around the various components of the knowledge base, in particular the panels for displaying collections that are presented by selecting a command in the KB menu.</text:p>
      <text:p text:style-name="P24"/>
      <text:p text:style-name="P24">Third, it simplifies the implementation. <text:s text:c="3"/>A single function call is used to create the HTML for each category of each collection. <text:s text:c="2"/><text:span text:style-name="T8">For example, the following creates the 3 checkboxes for the statement ”type” category.</text:span></text:p>
      <text:p text:style-name="P24"/>
      <text:p text:style-name="P6">AKT.makeFilterDiv({</text:p>
      <text:p text:style-name="P6"><text:s text:c="8"/>widget: widget,</text:p>
      <text:p text:style-name="P6"><text:s text:c="8"/>category: 'type',</text:p>
      <text:p text:style-name="P6"><text:s text:c="8"/>options: ['att_value','causal','comparison'],</text:p>
      <text:p text:style-name="P6"><text:s text:c="8"/><text:span text:style-name="T8">controltype: ‘checkboxes’</text:span></text:p>
      <text:p text:style-name="P6"><text:s text:c="4"/>});</text:p>
      <text:p text:style-name="P5"/>
      <text:p text:style-name="P27"><text:span text:style-name="T22">Fourth, it</text:span> <text:span text:style-name="T23">is adaptable, and </text:span>makes it much easier to introduce new filters as required<text:span text:style-name="T23">.</text:span></text:p>
      <text:p text:style-name="P27"/>
      <text:p text:style-name="P27"><text:span text:style-name="T23">Fifth, it </text:span>reduces the amount of hand-coded HTML in the panels that display collections.</text:p>
      <text:p text:style-name="P26"/>
      <text:p text:style-name="P15"><text:span text:style-name="T9">Two notes</text:span> on the semantics of the filter user interface</text:p>
      <text:p text:style-name="P29">First, as with the filtering used in inline shopping sites, the filter ANDs the various <text:span text:style-name="T11">categories</text:span>, and O<text:span text:style-name="T14">R</text:span>s the <text:span text:style-name="T11">options within a category</text:span>. <text:s text:c="2"/>For example, in the formal_terms panel, if you select both the object and attribute options for the termtype category, and the yes option for the has_memo category, then webAKT will display all formal terms that are <text:span text:style-name="T10">(</text:span>EITHER of type object or attribute<text:span text:style-name="T10">)</text:span> AND <text:span text:style-name="T10">(</text:span>have a memo<text:span text:style-name="T10">)</text:span>. <text:s text:c="2"/>This is intuitive, but it is important to make sure that it is clear. <text:s text:c="2"/>In any case, almost always the various options for a category are mutually exclusive, so it would not make sense to AND them together. <text:s/><text:span text:style-name="T10">There </text:span><text:span text:style-name="T12">could</text:span><text:span text:style-name="T10"> be occasions when we want to OR categories together, but that would require a more sophisticated interface, probably one based on allowing the user to enter bracketted Boolean expressions.</text:span></text:p>
      <text:p text:style-name="P29"/>
      <text:p text:style-name="P29">Second, a particular filtering category is used only if at least one option is selected from it. <text:s text:c="2"/>Otherwise, it does not play a role in filtering. <text:s text:c="2"/>In other words, it is equivalent to selecting ALL the options for that category. <text:s text:c="2"/><text:span text:style-name="T10">This is a bit perverse, but in reality does not cause any conceptual problems for users.</text:span></text:p>
      <text:p text:style-name="P29"/>
      <text:p text:style-name="P16">When the collection is filtered</text:p>
      <text:p text:style-name="P30">There are two points at which the filtering could be applied. <text:s text:c="2"/>The first is when the user clicks a button (e.g. "Apply filter"). <text:s text:c="2"/>This would cause all the items in the collection to be examined one-by-one, to see if they satisfy the filter or not. <text:s text:c="2"/>This method is not the one used currently.</text:p>
      <text:p text:style-name="P30"/>
      <text:p text:style-name="P30">The second is to filter the collection of items each time the status of the filter is changed. <text:s text:c="2"/><text:span text:style-name="T15">This currently the mechanism that is used. <text:s text:c="2"/>It seems like it could be computationally wasteful to do this, given for example a knowledge base with 400 statements in it, especially since changing the option </text:span><text:soft-page-break/><text:span text:style-name="T15">for one category involves 2 steps - unclicking one option and clicking the other - but in fact webAKT is so efficient that this doesn't really matter.</text:span></text:p>
      <text:p text:style-name="P30"/>
      <text:p text:style-name="P31">This is really a choice<text:span text:style-name="T25"> for the science team</text:span>, and I can switch as required.</text:p>
      <text:p text:style-name="P31"/>
      <text:p text:style-name="P55">Technical details</text:p>
      <text:p text:style-name="P38"/>
      <text:p text:style-name="P38">These notes set out the implementation aspects of the filter mechanism. <text:s/>They are intended for reference, for my own use and for anyone else who wants to understand or work with the webAKT code base.</text:p>
      <text:p text:style-name="P38"/>
      <text:p text:style-name="P38">Please understand that the code is generic - it can be applied to any collection (statements, formal terms, sources etc). <text:s text:c="3"/>It actually started off specific to the statements panel, but then I realised that I was having to develop similar code for other collections. <text:s text:c="2"/>There are benefits and disbenefits by going down this route. <text:s text:c="2"/>On the plus side, it means that there is only one set of code to maintain, rather than one for each collection. <text:s text:c="2"/>This helps with debugging and if we want to add any new feature to the filtering mechanism - it only has to be done once rather than for each collection. <text:s text:c="2"/><text:span text:style-name="T29">It also guarantees that the user experience is the same, reducing the need for the user to learn about each set of filters. <text:s/>On the minus side, it means that the code is more generalised and thus harder to understand - rather than talking about a filter for statements, it talks about a filter for X, where X is substituted by statements, sources etc in a particular use. <text:s text:c="2"/>This makes it harder to follow the code.</text:span></text:p>
      <text:p text:style-name="P38"/>
      <text:p text:style-name="P39">At the heart of the filtering mechanism are two objects:</text:p>
      <text:p text:style-name="P39"/>
      <text:p text:style-name="P22">The filters object</text:p>
      <text:p text:style-name="P40">This contains the actual filtering choices that will be used to filter the collection. <text:s text:c="2"/>It can be created in two different ways. <text:s text:c="3"/></text:p>
      <text:p text:style-name="P40"/>
      <text:p text:style-name="P40">First, the user might actively make filtering choices, using the user interface described in the first part of this note. <text:s text:c="2"/></text:p>
      <text:p text:style-name="P40"/>
      <text:p text:style-name="P40">Alternatively, <text:span text:style-name="T30">it may be created by the program itself, depending on the current context. <text:s text:c="3"/>For example, if the user is looking at a particular source (in the source_details panel), then clicks on the Statements button (to display all the statements associated with that particular source), the webAKT will create a filters object that reflects this choice. <text:s text:c="2"/>In this case, the actual filter object will be</text:span></text:p>
      <text:p text:style-name="P41"><text:tab/>{source:{fred<text:span text:style-name="T31">:</text:span>true}})</text:p>
      <text:p text:style-name="P41">where 'fred' is the name of the source - exactly the same as if they had selected the source 'fred' in the user interface.</text:p>
      <text:p text:style-name="P41"/>
      <text:p text:style-name="P43">The structure of the filters object is best understood through some example, let's say for the statements collection:</text:p>
      <text:p text:style-name="P43">- {source:{fred:true}}, as above: selects all statements whose source has the ID 'fred'.</text:p>
      <text:p text:style-name="P43">- {formal_term:{akata:true,nyanya:true}}: all statements which contain the formal term akata <text:span text:style-name="T1">OR</text:span> nyanya.</text:p>
      <text:p text:style-name="P43">- {source:{fred:true}, formal_term:{akata:true,nyanya:true}}: all statements whose source has the ID 'fred' <text:span text:style-name="T1">AND</text:span> which contain the formal term akata <text:span text:style-name="T1">OR</text:span> nyanya.</text:p>
      <text:p text:style-name="P43">- {source:{fred:true}, type:{causal:true}}<text:span text:style-name="T33">: all statements who sorce has the ID 'fred' AND whose statement type is causal.</text:span></text:p>
      <text:p text:style-name="P45">- <text:span text:style-name="T32">{</text:span>conditional:{no:true}<text:span text:style-name="T32">}</text:span>: all statements which are not conditional.</text:p>
      <text:p text:style-name="P41"/>
      <text:p text:style-name="P42"><text:span text:style-name="T33">Formally, t</text:span>he <text:span text:style-name="T1">filters</text:span> object has the following structure:</text:p>
      <text:p text:style-name="P42">{filter1, filter2, filter3...}</text:p>
      <text:p text:style-name="P42"><text:soft-page-break/>where each <text:span text:style-name="T1">filter</text:span> is an <text:span text:style-name="T1">attribute:values</text:span> pair. <text:s/>The attribute is a category, which is usually specific to the collection. <text:s text:c="2"/>For example, the statements collection has the categories 'conditional' and 'source'. <text:s text:c="2"/>The <text:span text:style-name="T1">values</text:span> part is itself an object, consisting of 1 or more <text:span text:style-name="T1">properties</text:span>, often specific to that category.</text:p>
      <text:p text:style-name="P42"/>
      <text:p text:style-name="P45">Programmers amongst you might wonder at my design here, in particular why I use a structure such as:</text:p>
      <text:p text:style-name="P44"><text:span text:style-name="T33"><text:tab/>{f</text:span>ormal_term:{akata:true,nyanya:true}<text:span text:style-name="T33">}</text:span></text:p>
      <text:p text:style-name="P45">instead of:</text:p>
      <text:p text:style-name="P44"><text:span text:style-name="T33"><text:tab/>{f</text:span>ormal_term:<text:span text:style-name="T33">['</text:span>akata<text:span text:style-name="T33">','</text:span>nyanya<text:span text:style-name="T33">'}}</text:span></text:p>
      <text:p text:style-name="P45">especially since the value bit is always 'true'. <text:s text:c="2"/>Good question. <text:s text:c="2"/>It's partly to allow for future expansion: the value 'true' could itself be replaced by some qualifiers if that is desirable. <text:s/>It's also quite nice not to have to use single quotes around the filter terms (akata, nyanya), since using my method they are keys rather than strings.</text:p>
      <text:p text:style-name="P45"/>
      <text:p text:style-name="P45"><text:tab/></text:p>
      <text:p text:style-name="P38"/>
      <text:p text:style-name="P38"/>
      <text:p text:style-name="P17">Applying a filter to the items in a collection</text:p>
      <text:p text:style-name="P31">When a filter is applied in an inline shopping site, it is doing the same thing each time: checking a value of the item against an option in the filter. <text:s text:c="2"/><text:span text:style-name="T25">For example, for a cooker, number of hobs or energy source (gas or electricity). <text:s/></text:span>It is easy to see that one simple mechanism can be used for many different types of items - cookers, fridges and washing machines, for example<text:span text:style-name="T16">. <text:s text:c="2"/>They will have different properties, but all with have a </text:span><text:span text:style-name="T25">simple</text:span><text:span text:style-name="T16"> value for each property they have. <text:s text:c="3"/></text:span></text:p>
      <text:p text:style-name="P31"/>
      <text:p text:style-name="P32">However, this is not the case in webAKT. <text:s text:c="2"/>The value that an item has for a particular property is often <text:span text:style-name="T11">not</text:span> stored with the item, but is inferred, or calculated, dynamically, from other information about the item. <text:s text:c="2"/>For example, the value "causal" is not stored directly with causal statements, but rather is inferred by processing the internal representation of the statement to see if it contains the word "causes1way" or "causes2way". <text:s text:c="2"/>The way that this is done is specific to statements, so requires a special test in the code that can process individual statements (technically, a method in the class Statement). <text:s text:c="2"/></text:p>
      <text:p text:style-name="P36"/>
      <text:p text:style-name="P37"><text:s text:c="8"/>Example of code for checking to see if a formal term satisfies a <text:span text:style-name="T21">filter, in this case for the has_memo </text:span></text:p>
      <text:p text:style-name="P37"><text:s text:c="8"/>Find it in the passFilter1() method in the class FormalTerm.js.</text:p>
      <text:p text:style-name="P37"/>
      <text:p text:style-name="P33"><text:s text:c="8"/>var result = false;<text:span text:style-name="T17"> <text:s text:c="4"/></text:span><text:span text:style-name="T18">Assume it's going to fail.</text:span></text:p>
      <text:p text:style-name="P33"><text:s text:c="8"/>if (filters.hasOwnProperty('has_memo')) {</text:p>
      <text:p text:style-name="P33"><text:s text:c="12"/>var filter = filters.has_memo;</text:p>
      <text:p text:style-name="P33"><text:s text:c="12"/>if (filter.yes) {<text:span text:style-name="T17"> <text:s text:c="4"/></text:span><text:span text:style-name="T19">I</text:span><text:span text:style-name="T18">t passes if the has_memo filter</text:span><text:span text:style-name="T20"> = '</text:span><text:span text:style-name="T18">yes</text:span><text:span text:style-name="T20">'</text:span><text:span text:style-name="T18">...</text:span></text:p>
      <text:p text:style-name="P33"><text:s text:c="16"/>if (this._memo&amp;&amp;this._memo.length&gt;0) {<text:span text:style-name="T17"> <text:s text:c="2"/></text:span><text:span text:style-name="T19">.</text:span><text:span text:style-name="T18">... and this formal term has a memo.</text:span></text:p>
      <text:p text:style-name="P33"><text:s text:c="20"/>result = true;</text:p>
      <text:p text:style-name="P33"><text:s text:c="16"/>}</text:p>
      <text:p text:style-name="P33"><text:s text:c="12"/>}</text:p>
      <text:p text:style-name="P33"><text:s text:c="12"/>if (filter.no) {<text:span text:style-name="T17"> <text:s text:c="5"/></text:span><text:span text:style-name="T26">...o</text:span><text:span text:style-name="T18">r if the has</text:span><text:span text:style-name="T19">_</text:span><text:span text:style-name="T18">memo filter</text:span><text:span text:style-name="T20"> = '</text:span><text:span text:style-name="T18">no</text:span><text:span text:style-name="T20">'</text:span><text:span text:style-name="T18">....</text:span></text:p>
      <text:p text:style-name="P33"><text:s text:c="16"/>if (!this._memo||this._memo.length&lt;=0) {<text:span text:style-name="T17"> <text:s/>.</text:span><text:span text:style-name="T18">..and this formal term doesn't have a memo</text:span><text:span text:style-name="T19">.</text:span></text:p>
      <text:p text:style-name="P33"><text:s text:c="20"/>result = true;</text:p>
      <text:p text:style-name="P33"><text:s text:c="16"/>}</text:p>
      <text:p text:style-name="P33"><text:s text:c="12"/>}</text:p>
      <text:p text:style-name="P33"><text:s text:c="8"/>} else {</text:p>
      <text:p text:style-name="P33"><text:s text:c="12"/>result = true;</text:p>
      <text:p text:style-name="P33"><text:soft-page-break/><text:s text:c="8"/>}</text:p>
      <text:p text:style-name="P34"/>
      <text:p text:style-name="P21">Possible improvement to computational efficiency</text:p>
      <text:p text:style-name="P35">The fact that we calculate values rather than look them up potentially raises issues of computational efficiency, for large knowledge bases with hundreds of statements and possibly thousands of formal terms. <text:s text:c="2"/><text:span text:style-name="T16">There is a technique called "memoisation" (not "memorisation", although it could have been called that) which calculates a val</text:span>u<text:span text:style-name="T16">e for an item the first time it is needed, but then stores the value so it does not have to be re-calculated each time. <text:s text:c="2"/></text:span>If there were significant lags when processing lists of statements or formal terms for example (the 2 biggest collections), then we might need to revisit this method, but at the moment there are not, so there is no pressing need to go down that route.</text:p>
      <text:p text:style-name="P48"/>
      <text:p text:style-name="P19">Possible improvement to coding</text:p>
      <text:p text:style-name="P49">(This is more a note to myself for future consideration)</text:p>
      <text:p text:style-name="P49">At the moment, the "display()" function in each "collection" widget (e.g. statements, sources...) calls a Kb method to filter its items which is specific to that collection. <text:s/>For example, the display() function of the statements widget call</text:p>
      <text:p text:style-name="P49"><text:tab/>kb.findStatements(filters);</text:p>
      <text:p text:style-name="P49">while the formal_terms widget calls</text:p>
      <text:p text:style-name="P49"><text:tab/>kb.findFormalTerms(filters);</text:p>
      <text:p text:style-name="P49"/>
      <text:p text:style-name="P49">Each function essentially does the same thing: it loops over the items in the collection, and uses a class method to see if that item satisfies the filter. <text:s text:c="2"/>Form example, her <text:span text:style-name="T27">e</text:span>is the code in KB.js for the findStatements(filter) method<text:span text:style-name="T27">:</text:span></text:p>
      <text:p text:style-name="P49"/>
      <text:p text:style-name="P49"><text:s text:c="4"/>findStatements = function (filters) {</text:p>
      <text:p text:style-name="P49"><text:s text:c="8"/>var okStatements = {};</text:p>
      <text:p text:style-name="P49"><text:s text:c="8"/>for (var statementId in this._statements) {</text:p>
      <text:p text:style-name="P49"><text:s text:c="12"/>var statement = this._statements[statementId];</text:p>
      <text:p text:style-name="P49"><text:s text:c="12"/>if (statement.passFilters(filters)) {</text:p>
      <text:p text:style-name="P49"><text:s text:c="16"/>okStatements[statementId] = statement;</text:p>
      <text:p text:style-name="P49"><text:s text:c="12"/>}</text:p>
      <text:p text:style-name="P49"><text:s text:c="4"/><text:span text:style-name="T27"><text:s text:c="3"/></text:span>}</text:p>
      <text:p text:style-name="P52"><text:s text:c="4"/>}</text:p>
      <text:p text:style-name="P51"/>
      <text:p text:style-name="P52">Simiiar blocks of code are used for every other collection, such as sources and formal terms.</text:p>
      <text:p text:style-name="P52"/>
      <text:p text:style-name="P52">This suggested alternative is to have a single looping block, which <text:span text:style-name="T28">is passed the collection type it should be applied to. <text:s text:c="2"/>Something like:</text:span></text:p>
      <text:p text:style-name="P52"/>
      <text:p text:style-name="P50"><text:s text:c="4"/>find<text:span text:style-name="T28">Items</text:span> = function (<text:span text:style-name="T28">componentType,</text:span>filters) {</text:p>
      <text:p text:style-name="P50"><text:s text:c="8"/>var ok<text:span text:style-name="T28">Items</text:span> = {};</text:p>
      <text:p text:style-name="P50"><text:s text:c="8"/>for (var <text:span text:style-name="T28">item</text:span>Id in this.<text:span text:style-name="T28">['</text:span>_<text:span text:style-name="T28">'+componentType</text:span>) {</text:p>
      <text:p text:style-name="P50"><text:s text:c="12"/>var <text:span text:style-name="T28">item</text:span> = this.<text:span text:style-name="T28">['_'+componentType</text:span>];</text:p>
      <text:p text:style-name="P50"><text:s text:c="12"/>if (<text:span text:style-name="T28">item</text:span>.passFilters(filters)) {<text:span text:style-name="T28"> <text:s text:c="2"/>// ​​​​?? Will this work ??</text:span></text:p>
      <text:p text:style-name="P50"><text:s text:c="16"/>ok<text:span text:style-name="T28">Items</text:span>[<text:span text:style-name="T28">item</text:span>Id] = <text:span text:style-name="T28">item</text:span>;</text:p>
      <text:p text:style-name="P50"><text:s text:c="12"/>}</text:p>
      <text:p text:style-name="P50"><text:s text:c="4"/><text:span text:style-name="T27"><text:s text:c="3"/></text:span>}</text:p>
      <text:p text:style-name="P53"><text:s text:c="4"/>}</text:p>
      <text:p text:style-name="P5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4T19:31:37.713282515</meta:creation-date>
    <dc:date>2024-07-22T14:55:14.047286808</dc:date>
    <meta:editing-duration>P3DT4H4M11S</meta:editing-duration>
    <meta:editing-cycles>7</meta:editing-cycles>
    <meta:generator>LibreOffice/7.3.7.2$Linux_X86_64 LibreOffice_project/30$Build-2</meta:generator>
    <meta:document-statistic meta:table-count="2" meta:image-count="0" meta:object-count="0" meta:page-count="5" meta:paragraph-count="130" meta:word-count="2089" meta:character-count="13375" meta:non-whitespace-character-count="10838"/>
  </office:meta>
</office:document-meta>
</file>